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2000" svg:font-family="Code2000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margin-left="0in" fo:margin-right="0in" fo:text-align="start" style:justify-single-word="false" fo:text-indent="0.0063in" style:auto-text-indent="false">
        <style:tab-stops/>
      </style:paragraph-properties>
    </style:style>
    <style:style style:name="P4" style:family="paragraph" style:parent-style-name="Standard" style:list-style-name="WW8Num1">
      <style:paragraph-properties fo:margin-left="0in" fo:margin-right="0in" fo:text-align="start" style:justify-single-word="false" fo:text-indent="0.0063in" style:auto-text-indent="false">
        <style:tab-stops/>
      </style:paragraph-properties>
    </style:style>
    <style:style style:name="P5" style:family="paragraph" style:parent-style-name="Standard">
      <style:paragraph-properties fo:margin-left="0in" fo:margin-right="0in" fo:text-align="start" style:justify-single-word="false" fo:text-indent="0.0063in" style:auto-text-indent="false">
        <style:tab-stops/>
      </style:paragraph-properties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ic Noah</text:p>
      <text:p text:style-name="Standard"/>
      <text:p text:style-name="Standard">Dr. Langford</text:p>
      <text:p text:style-name="Standard"/>
      <text:p text:style-name="Standard">HIS 6939</text:p>
      <text:p text:style-name="Standard"/>
      <text:p text:style-name="Standard">02/15/17</text:p>
      <text:p text:style-name="Standard"/>
      <text:p text:style-name="P1">Reading Notes </text:p>
      <text:p text:style-name="P1">- MacDonald (1992) -</text:p>
      <text:list xml:id="list6074251214767096664" text:style-name="L1">
        <text:list-header>
          <text:p text:style-name="P2"/>
        </text:list-header>
      </text:list>
      <text:list xml:id="list8789878656588240568" text:style-name="WW8Num1">
        <text:list-header>
          <text:p text:style-name="P4">MacDonald, William L. "<text:span text:style-name="T3">Idionecrophanies: The Social Construction of Perceived Contact with the Dead</text:span>." <text:span text:style-name="T1">Journal for the Scientific Study of Religion</text:span> 31, no. 2 (1992): 215-23. doi:10.2307/1387010. </text:p>
        </text:list-header>
      </text:list>
      <text:p text:style-name="P3"/>
      <text:p text:style-name="P3"/>
      <text:p text:style-name="P3">Thesis - </text:p>
      <text:p text:style-name="P3"><text:tab/>Contact with the dead is something that has been seen over the course of history, displaying different meaning to different peoples. <text:s/>In this article Author William MacDonald investigates instances of people claiming to have commune with the dead and he investigates the type of people claiming to witness these visions. <text:s/>This article, while not covering ancient history, gives an extensive look at the types of people who are witnessing and communicating with the dead. <text:s/>The author separates the visions of the dead into three different types: Gender, Race and Religion influence calling this an Idionecrophany or an experience of perceiving contact with the dead. <text:s/></text:p>
      <text:p text:style-name="P3"/>
      <text:p text:style-name="P3">Evidence - </text:p>
      <text:p text:style-name="P3"><text:tab/>MacDonald begins the article with a long introductory section that brings in some preliminary points. <text:s/>He mentions the communication with the dead many times is connected to the death of a spouse or sibling (216). <text:s/>MacDonald goes on to say that it can also be attributed to an unexpected death <text:s/>that can cause the berieved to cope with the tragedy in their own ways (216-17). <text:s/>MacDonald goes on to talk about a study done regarding the instances in which people had claimed to have had encounters with the dead. <text:s/></text:p>
      <text:p text:style-name="P3"><text:tab/>The first topic of discussion was the relevance of religion, specifically regarding if there were deities present and how they appeared (218). <text:s/>MacDonald uses the presence of god in order to place these testimonials in his study under the category of religion. <text:s/>MacDonald then mentions a form of system that can separate the instances his subjects had with the dead by way of nine variables. <text:s/>He describes these as: <text:span text:style-name="T2">No deaths = 0, No deaths last year; one death during previous four years = 1. <text:s/>No deaths last year; two or more deaths during previous four years = 2. <text:s/>One death last year; none during previous four years = 3. <text:s/>One death last year; one during previous four years = 4, One death last year; two or more during previous four years = 5. <text:s/>Two or more deaths last year; none during previous four years = 6. <text:s/>Two or more deaths last year; one during previous four years = 7, Two or more deaths last year; two or more during previous four years = 8 (218). <text:s/>MacDonald mentions that all but two of the categories had significance in this study were age and Religious fundamentalism (219). <text:s/>He explains this by going over the odds that someone who is 20 years older will have communication with the dead would not have much of a different experience as someone who is as many years younger (219). <text:s/><text:tab/>MacDonald continues to perform the same formula on the topic of religious fundamentalism vs. what he calls liberalism. <text:s/>MacDonald confirms that all this data can give a closer look into what people are claiming to have contacted the dead by means of the categories previously mentioned (220). <text:s/>He moves on to mention more about the presence of deities and how they effect the ratio of people claiming to have communicated with the dead (220). <text:s/>MacDonald then goes on to close his thoughts by </text:span><text:soft-page-break/><text:span text:style-name="T2">summing up his point by making some seemingly stereotypical conclusions of women having more instances of communication with the dead then men (221). <text:s/>While he also mentions that this may be the case because the men he studied could have not been open about contact with the dead (221). <text:s/>MacDonald however claims that the study he has done ignored certain categories of people who have claimed to have contacted the dead (222). <text:s/>Since this is the case MacDonald closes his study with the idea that communicating with the dead could be a way to almost create a reality for death. <text:s/></text:span></text:p>
      <text:p text:style-name="P3"><text:span text:style-name="T2"/></text:p>
      <text:p text:style-name="P3"><text:span text:style-name="T2">Conclusion/Reaction - </text:span></text:p>
      <text:p text:style-name="P3"><text:span text:style-name="T2"><text:tab/>In this article, MacDonald attempts to use a study to interpret the type of people who are more likely to have encounters with the dead. <text:s/>In the article he seems to take a turn by saying himself that the study evidence seems to mirror stereotypes in the latter part of the article. <text:s/>He makes the argument for these said communications with the dead have been a way to create a reality for death, in a way to make it more acceptable. <text:s/>MacDonald makes his final point in giving reasons to why one would claim to commune with the dead, saying they are formed by gender, race, and religion. <text:s/>EN: This article was an interesting look into the groups of people that have the most contact with the dead. <text:s/>Soon this article took a turn for the worse and started to site seemingly racist tendencies and stereotypes to solidify claims regarding religion. <text:s/>The author himself even mentions that his conclusions are seeming to be stereotypical and this gleamed as a red flag. <text:s/>The article offered an interesting look at how to determine who has had contact with the dead, yet this study should be a bit modernized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2000" svg:font-family="Code2000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35:02</meta:creation-date>
    <dc:date>2017-02-14T12:19:38</dc:date>
    <meta:editing-duration>PT50M38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2" meta:paragraph-count="14" meta:word-count="851" meta:character-count="4971"/>
  </office:meta>
</office:document-meta>
</file>